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945895">
            <text:p>-94589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9">
            <text:p>-6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694745">
            <text:p>-69474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9">
            <text:p>-6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43575">
            <text:p>-44357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9">
            <text:p>-6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92420">
            <text:p>-19242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9">
            <text:p>-6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941264">
            <text:p>-94126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9">
            <text:p>-6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690109">
            <text:p>-690109</text:p>
          </table:table-cell>
          <table:table-cell table:number-columns-repeated="4"/>
          <table:table-cell table:formula="of:=1+51" office:value-type="float" office:value="52">
            <text:p>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9">
            <text:p>-69</text:p>
          </table:table-cell>
          <table:table-cell table:number-columns-repeated="3"/>
          <table:table-cell table:formula="of:=[.G27]+51" office:value-type="float" office:value="103">
            <text:p>1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3"/>
          <table:table-cell table:formula="of:=[.G28]+51" office:value-type="float" office:value="154">
            <text:p>1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3"/>
          <table:table-cell table:formula="of:=[.G29]+51" office:value-type="float" office:value="205">
            <text:p>2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3"/>
          <table:table-cell table:formula="of:=[.G30]+51" office:value-type="float" office:value="256">
            <text:p>2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38952">
            <text:p>-438952</text:p>
          </table:table-cell>
          <table:table-cell table:number-columns-repeated="4"/>
          <table:table-cell table:formula="of:=[.G31]+51" office:value-type="float" office:value="307">
            <text:p>3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9">
            <text:p>-69</text:p>
          </table:table-cell>
          <table:table-cell table:number-columns-repeated="3"/>
          <table:table-cell table:formula="of:=[.G32]+51" office:value-type="float" office:value="358">
            <text:p>3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3"/>
          <table:table-cell table:formula="of:=[.G33]+51" office:value-type="float" office:value="409">
            <text:p>4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3"/>
          <table:table-cell table:formula="of:=[.G34]+51" office:value-type="float" office:value="460">
            <text:p>4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2"/>
          <table:table-cell table:formula="of:=52*17" office:value-type="float" office:value="884">
            <text:p>884</text:p>
          </table:table-cell>
          <table:table-cell table:formula="of:=[.G35]+51" office:value-type="float" office:value="511">
            <text:p>5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87778">
            <text:p>-187778</text:p>
          </table:table-cell>
          <table:table-cell table:number-columns-repeated="4"/>
          <table:table-cell table:formula="of:=[.G36]+51" office:value-type="float" office:value="562">
            <text:p>56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9">
            <text:p>-69</text:p>
          </table:table-cell>
          <table:table-cell table:number-columns-repeated="3"/>
          <table:table-cell table:formula="of:=[.G37]+51" office:value-type="float" office:value="613">
            <text:p>6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3"/>
          <table:table-cell table:formula="of:=[.G38]+51" office:value-type="float" office:value="664">
            <text:p>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3"/>
          <table:table-cell table:formula="of:=[.G39]+51" office:value-type="float" office:value="715">
            <text:p>7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3"/>
          <table:table-cell table:formula="of:=[.G40]+51" office:value-type="float" office:value="766">
            <text:p>7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936633">
            <text:p>-936633</text:p>
          </table:table-cell>
          <table:table-cell table:number-columns-repeated="4"/>
          <table:table-cell table:formula="of:=[.G41]+51" office:value-type="float" office:value="817">
            <text:p>8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9">
            <text:p>-69</text:p>
          </table:table-cell>
          <table:table-cell table:number-columns-repeated="3"/>
          <table:table-cell table:formula="of:=[.G42]+51" office:value-type="float" office:value="868">
            <text:p>8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3"/>
          <table:table-cell table:formula="of:=[.G43]+51" office:value-type="float" office:value="919">
            <text:p>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3"/>
          <table:table-cell table:formula="of:=[.G44]+51" office:value-type="float" office:value="970">
            <text:p>9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3"/>
          <table:table-cell table:formula="of:=[.G45]+51" office:value-type="float" office:value="1021">
            <text:p>10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82596">
            <text:p>-882596</text:p>
          </table:table-cell>
          <table:table-cell table:number-columns-repeated="4"/>
          <table:table-cell table:formula="of:=[.G46]+51" office:value-type="float" office:value="1072">
            <text:p>107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7">
            <text:p>-3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069">
            <text:p>15406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3">
            <text:p>-3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94812">
            <text:p>-59481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3">
            <text:p>-3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43690">
            <text:p>-34369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3">
            <text:p>-3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92594">
            <text:p>-9259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3">
            <text:p>-3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8537">
            <text:p>15853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3">
            <text:p>-3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90357">
            <text:p>-59035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3">
            <text:p>-3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39246">
            <text:p>-33924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3">
            <text:p>-3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8128">
            <text:p>-8812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3">
            <text:p>-3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2984">
            <text:p>16298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3">
            <text:p>-3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82854">
            <text:p>-58285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0">
            <text:p>-3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181">
            <text:p>25418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94691">
            <text:p>-49469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43567">
            <text:p>-24356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40">
            <text:p>754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659">
            <text:p>25865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90238">
            <text:p>-49023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39137">
            <text:p>-23913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980">
            <text:p>1198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089">
            <text:p>26308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6851">
            <text:p>31685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9">
            <text:p>-5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3">
            <text:p>-3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6">
            <text:p>-5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985">
            <text:p>15398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7">
            <text:p>-3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94934">
            <text:p>-59493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7">
            <text:p>-3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43884">
            <text:p>-34388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7">
            <text:p>-3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92835">
            <text:p>-9283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7">
            <text:p>-3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8201">
            <text:p>15820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7">
            <text:p>-3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90720">
            <text:p>-59072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7">
            <text:p>-3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39669">
            <text:p>-33966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7">
            <text:p>-3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8626">
            <text:p>-886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7">
            <text:p>-3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2416">
            <text:p>16241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7">
            <text:p>-3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6236">
            <text:p>21623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4">
            <text:p>-3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6140">
            <text:p>-4614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946">
            <text:p>20494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43952">
            <text:p>-54395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92870">
            <text:p>-29287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1781">
            <text:p>-4178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307">
            <text:p>20930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39628">
            <text:p>-53962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88549">
            <text:p>-28854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7460">
            <text:p>-3746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6784">
            <text:p>11678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0">
            <text:p>-5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593">
            <text:p>25459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0">
            <text:p>-3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5935">
            <text:p>50593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0">
            <text:p>-3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7271">
            <text:p>75727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0">
            <text:p>-3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609">
            <text:p>860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0">
            <text:p>-3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967">
            <text:p>25996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0">
            <text:p>-3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1342">
            <text:p>51134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0">
            <text:p>-3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2662">
            <text:p>76266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0">
            <text:p>-3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996">
            <text:p>1399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0">
            <text:p>-3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332">
            <text:p>26533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0">
            <text:p>-3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9567">
            <text:p>31956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2">
            <text:p>-62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182">
            <text:p>15418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2">
            <text:p>-6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94570">
            <text:p>-59457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2">
            <text:p>-6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43268">
            <text:p>-34326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2">
            <text:p>-6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91961">
            <text:p>-9196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2">
            <text:p>-6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9288">
            <text:p>15928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2">
            <text:p>-6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89458">
            <text:p>-58945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2">
            <text:p>-6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38198">
            <text:p>-33819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2">
            <text:p>-6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6934">
            <text:p>-8693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2">
            <text:p>-6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4364">
            <text:p>16436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2">
            <text:p>-6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81139">
            <text:p>-48113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060">
            <text:p>5406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5366">
            <text:p>30536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43381">
            <text:p>-44338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92099">
            <text:p>-19209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180">
            <text:p>5918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0474">
            <text:p>31047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38225">
            <text:p>-43822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86915">
            <text:p>-18691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359">
            <text:p>6435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8329">
            <text:p>11832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119">
            <text:p>5411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694596">
            <text:p>-69459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43315">
            <text:p>-44331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92045">
            <text:p>-19204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227">
            <text:p>5922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689492">
            <text:p>-68949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38198">
            <text:p>-43819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86931">
            <text:p>-18693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352">
            <text:p>6435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8408">
            <text:p>11840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45899">
            <text:p>-84589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94713">
            <text:p>-59471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43510">
            <text:p>-34351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92329">
            <text:p>-9232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41153">
            <text:p>-84115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89978">
            <text:p>-58997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38815">
            <text:p>-33881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7625">
            <text:p>-8762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36471">
            <text:p>-83647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82304">
            <text:p>-58230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46029">
            <text:p>-84602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94966">
            <text:p>-59496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43879">
            <text:p>-34387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92826">
            <text:p>-928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41794">
            <text:p>-84179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90701">
            <text:p>-59070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39599">
            <text:p>-33959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8542">
            <text:p>-8854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37494">
            <text:p>-83749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783604">
            <text:p>-78360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9">
            <text:p>-5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315">
            <text:p>15431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5411">
            <text:p>40541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6542">
            <text:p>65654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92372">
            <text:p>-9237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8726">
            <text:p>1587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828">
            <text:p>40982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60959">
            <text:p>66095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7948">
            <text:p>-8794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3136">
            <text:p>16313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7243">
            <text:p>31724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296">
            <text:p>15629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92474">
            <text:p>-59247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41186">
            <text:p>-34118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9908">
            <text:p>-8990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1416">
            <text:p>16141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87251">
            <text:p>-58725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35964">
            <text:p>-33596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4722">
            <text:p>-8472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6573">
            <text:p>16657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2342">
            <text:p>12234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3">
            <text:p>-5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344">
            <text:p>25434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5505">
            <text:p>50550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6639">
            <text:p>75663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774">
            <text:p>777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909">
            <text:p>25890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0073">
            <text:p>51007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1207">
            <text:p>76120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343">
            <text:p>1234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481">
            <text:p>26348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7942">
            <text:p>61794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179">
            <text:p>25417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94769">
            <text:p>-49476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43726">
            <text:p>-2437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318">
            <text:p>731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368">
            <text:p>25836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90584">
            <text:p>-49058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39535">
            <text:p>-23953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12">
            <text:p>1151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567">
            <text:p>26256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83138">
            <text:p>-38313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289">
            <text:p>25428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5455">
            <text:p>50545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6633">
            <text:p>75663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809">
            <text:p>780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021">
            <text:p>25902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0215">
            <text:p>51021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1386">
            <text:p>76138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561">
            <text:p>1256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748">
            <text:p>26374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8179">
            <text:p>51817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4658">
            <text:p>35465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94103">
            <text:p>-39410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42847">
            <text:p>-14284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8420">
            <text:p>10842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9674">
            <text:p>35967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89060">
            <text:p>-38906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37798">
            <text:p>-13779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3449">
            <text:p>11344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4688">
            <text:p>36468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80791">
            <text:p>-28079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745817">
            <text:p>-74581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94694">
            <text:p>-49469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43527">
            <text:p>-24352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79">
            <text:p>757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741303">
            <text:p>-74130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90174">
            <text:p>-49017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38950">
            <text:p>-23895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150">
            <text:p>1215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736725">
            <text:p>-73672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82650">
            <text:p>-48265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6">
            <text:p>-5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765">
            <text:p>5476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5911">
            <text:p>30591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7087">
            <text:p>55708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91775">
            <text:p>-19177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373">
            <text:p>5937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0525">
            <text:p>31052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1455">
            <text:p>56145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87403">
            <text:p>-18740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3774">
            <text:p>6377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8141">
            <text:p>31814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3">
            <text:p>-5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197">
            <text:p>15419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5278">
            <text:p>40527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6365">
            <text:p>65636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7478">
            <text:p>90747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8574">
            <text:p>15857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78">
            <text:p>40967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60771">
            <text:p>66077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11883">
            <text:p>91188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2989">
            <text:p>16298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7091">
            <text:p>31709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6">
            <text:p>-5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489">
            <text:p>5648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906">
            <text:p>30790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40674">
            <text:p>-44067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89245">
            <text:p>-18924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2150">
            <text:p>6215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3566">
            <text:p>31356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34987">
            <text:p>-43498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83627">
            <text:p>-18362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7787">
            <text:p>6778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4169">
            <text:p>32416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9">
            <text:p>-5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977">
            <text:p>15697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91781">
            <text:p>-59178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40412">
            <text:p>-34041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9033">
            <text:p>-8903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2347">
            <text:p>16234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86338">
            <text:p>-58633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34995">
            <text:p>-33499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3631">
            <text:p>-8363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7767">
            <text:p>16776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74940">
            <text:p>-57494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410">
            <text:p>15641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7621">
            <text:p>40762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8914">
            <text:p>65891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9778">
            <text:p>-8977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1497">
            <text:p>16149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2803">
            <text:p>41280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64092">
            <text:p>66409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4592">
            <text:p>-8459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6736">
            <text:p>16673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7">
            <text:p>-67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2694">
            <text:p>22269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9">
            <text:p>-69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130">
            <text:p>5613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692387">
            <text:p>-69238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41049">
            <text:p>-44104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89595">
            <text:p>-18959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784">
            <text:p>6178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686751">
            <text:p>-68675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35293">
            <text:p>-43529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83864">
            <text:p>-18386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7655">
            <text:p>6765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3690">
            <text:p>12369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3619">
            <text:p>-4361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708">
            <text:p>20770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41006">
            <text:p>-54100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89673">
            <text:p>-28967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8408">
            <text:p>-3840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2960">
            <text:p>21296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35708">
            <text:p>-53570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84433">
            <text:p>-28443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3095">
            <text:p>-3309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3995">
            <text:p>12399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3">
            <text:p>-5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925">
            <text:p>15992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4049">
            <text:p>41404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34429">
            <text:p>-33442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3158">
            <text:p>-8315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155">
            <text:p>16815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9442">
            <text:p>41944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29242">
            <text:p>-32924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77932">
            <text:p>-7793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3417">
            <text:p>17341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0628">
            <text:p>43062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654">
            <text:p>5665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3">
            <text:p>-5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692077">
            <text:p>-69207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3">
            <text:p>-5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40813">
            <text:p>-44081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3">
            <text:p>-5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89564">
            <text:p>-18956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3">
            <text:p>-5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694">
            <text:p>6169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3">
            <text:p>-53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480742">
            <text:p>-48074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229412">
            <text:p>-22941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878">
            <text:p>2187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3200">
            <text:p>27320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75400">
            <text:p>-47540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44009">
            <text:p>-14400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89107">
            <text:p>-88910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631391">
            <text:p>-63139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78557">
            <text:p>-37855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27214">
            <text:p>-12721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0">
            <text:p>-5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75896">
            <text:p>-87589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624503">
            <text:p>-62450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73220">
            <text:p>-37322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0">
            <text:p>-5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21905">
            <text:p>-12190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0">
            <text:p>-6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366712">
            <text:p>-36671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8">
            <text:p>-5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44411">
            <text:p>-24441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54">
            <text:p>675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951">
            <text:p>25795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9066">
            <text:p>50906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39769">
            <text:p>-23976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413">
            <text:p>1141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582">
            <text:p>26258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3748">
            <text:p>51374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36">
            <text:p>-3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9872">
            <text:p>46987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89">
            <text:p>72098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39">
            <text:p>-3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6477">
            <text:p>95647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894">
            <text:p>20789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9329">
            <text:p>45932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0680">
            <text:p>71068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2048">
            <text:p>96204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445">
            <text:p>21344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4843">
            <text:p>46484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16235">
            <text:p>71623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67636">
            <text:p>96763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24054">
            <text:p>92405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46123">
            <text:p>-14612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972">
            <text:p>10497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6068">
            <text:p>35606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92853">
            <text:p>-39285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41766">
            <text:p>-14176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0">
            <text:p>-5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9332">
            <text:p>10933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0426">
            <text:p>3604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88483">
            <text:p>-38848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37400">
            <text:p>-13740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83475">
            <text:p>-18347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6">
            <text:p>-5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46563">
            <text:p>-34656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6">
            <text:p>-5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95428">
            <text:p>-9542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6">
            <text:p>-5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44286">
            <text:p>-84428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6">
            <text:p>-5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93131">
            <text:p>-59313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6">
            <text:p>-5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41989">
            <text:p>-34198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6">
            <text:p>-5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90851">
            <text:p>-9085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6">
            <text:p>-5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39718">
            <text:p>-83971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6">
            <text:p>-5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88593">
            <text:p>-58859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6">
            <text:p>-5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0">
            <text:p>-5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37438">
            <text:p>-33743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6">
            <text:p>-5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583933">
            <text:p>-58393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6">
            <text:p>-5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3">
            <text:p>-5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46200">
            <text:p>-14620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70">
            <text:p>-7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2">
            <text:p>-3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95078">
            <text:p>-89507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70">
            <text:p>-7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2">
            <text:p>-3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643945">
            <text:p>-64394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70">
            <text:p>-7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2">
            <text:p>-3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92805">
            <text:p>-39280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70">
            <text:p>-7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2">
            <text:p>-3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41682">
            <text:p>-14168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70">
            <text:p>-7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2">
            <text:p>-3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90528">
            <text:p>-89052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70">
            <text:p>-7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2">
            <text:p>-3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639423">
            <text:p>-63942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70">
            <text:p>-7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2">
            <text:p>-3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88304">
            <text:p>-38830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70">
            <text:p>-7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2">
            <text:p>-3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37177">
            <text:p>-13717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70">
            <text:p>-7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2">
            <text:p>-32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83414">
            <text:p>-18341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7">
            <text:p>-5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5">
            <text:p>-35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3827">
            <text:p>75382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02">
            <text:p>480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778">
            <text:p>25577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6772">
            <text:p>50677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7790">
            <text:p>75779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782">
            <text:p>878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775">
            <text:p>25977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0761">
            <text:p>51076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1776">
            <text:p>76177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38">
            <text:p>-3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5175">
            <text:p>51517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3">
            <text:p>-5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46396">
            <text:p>-24639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39">
            <text:p>463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663">
            <text:p>25566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6700">
            <text:p>50670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4">
            <text:p>-4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42272">
            <text:p>-24227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763">
            <text:p>876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818">
            <text:p>25981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0850">
            <text:p>51085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38116">
            <text:p>-23811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5">
            <text:p>-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284267">
            <text:p>-28426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4959">
            <text:p>75495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71">
            <text:p>617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421">
            <text:p>25742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8625">
            <text:p>50862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9883">
            <text:p>75988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149">
            <text:p>1114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376">
            <text:p>26237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3631">
            <text:p>51363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4878">
            <text:p>76487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0142">
            <text:p>62014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2">
            <text:p>-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4354">
            <text:p>-4435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770">
            <text:p>20677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42144">
            <text:p>-54214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91022">
            <text:p>-29102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9903">
            <text:p>-3990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1224">
            <text:p>21122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0">
            <text:p>-4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37650">
            <text:p>-53765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86494">
            <text:p>-28649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5422">
            <text:p>-3542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1">
            <text:p>-4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4">
            <text:p>-6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80191">
            <text:p>-18019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5">
            <text:p>-4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46238">
            <text:p>-14623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9">
            <text:p>-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838">
            <text:p>10483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644077">
            <text:p>-64407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93009">
            <text:p>-39300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41884">
            <text:p>-14188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9187">
            <text:p>10918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639735">
            <text:p>-63973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88672">
            <text:p>-38867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37600">
            <text:p>-13760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54">
            <text:p>-5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384100">
            <text:p>-38410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6">
            <text:p>-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70">
            <text:p>-7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46648">
            <text:p>-24664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52">
            <text:p>435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744658">
            <text:p>-74465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93667">
            <text:p>-49366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42635">
            <text:p>-24263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363">
            <text:p>836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740644">
            <text:p>-74064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89625">
            <text:p>-48962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38616">
            <text:p>-23861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2">
            <text:p>-5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7">
            <text:p>-4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1">
            <text:p>-6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585496">
            <text:p>-58549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vel</text:p>
          </table:table-cell>
          <table:table-cell office:value-type="float" office:value="-56">
            <text:p>-5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el</text:p>
          </table:table-cell>
          <table:table-cell office:value-type="float" office:value="-51">
            <text:p>-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el</text:p>
          </table:table-cell>
          <table:table-cell office:value-type="float" office:value="-48">
            <text:p>-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vel</text:p>
          </table:table-cell>
          <table:table-cell office:value-type="float" office:value="-63">
            <text:p>-63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Knn(1) most popular of 10 res</text:p>
          </table:table-cell>
          <table:table-cell office:value-type="string">
            <text:p>actua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SQRT(40)" office:value-type="float" office:value="6.32455532033676">
            <text:p>6.32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formula="of:=SQRT(40)" office:value-type="float" office:value="6.32455532033676">
            <text:p>6.32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SQRT(20)" office:value-type="float" office:value="4.47213595499958">
            <text:p>4.47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table:formula="of:=SQRT(8)" office:value-type="float" office:value="2.82842712474619">
            <text:p>2.83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formula="of:=SQRT(16^2+3^2)" office:value-type="float" office:value="16.2788205960997">
            <text:p>16.28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table:formula="of:=SQRT(42)" office:value-type="float" office:value="6.48074069840786">
            <text:p>6.48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table:formula="of:=SQRT(2^2+4^2)" office:value-type="float" office:value="4.47213595499958">
            <text:p>4.47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table:formula="of:=SQRT(20^2+2^2)" office:value-type="float" office:value="20.0997512422418">
            <text:p>20.1</text:p>
          </table:table-cell>
        </table:table-row>
        <table:table-row table:style-name="ro1">
          <table:table-cell table:number-columns-repeated="2"/>
          <table:table-cell office:value-type="string">
            <text:p>avg</text:p>
          </table:table-cell>
          <table:table-cell table:formula="of:=AVERAGE([.D2:.D21])" office:value-type="float" office:value="5.91405611060841">
            <text:p>5.91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Knn(1) most popular of 10 res using only 2<text:span text:style-name="T1">nd</text:span> reading</text:p>
          </table:table-cell>
          <table:table-cell office:value-type="string">
            <text:p>actua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SQRT(146)" office:value-type="float" office:value="12.0830459735946">
            <text:p>12.08</text:p>
          </table:table-cell>
        </table:table-row>
        <table:table-row table:style-name="ro1">
          <table:table-cell table:formula="of:=[.A25]+1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formula="of:=[.A26]+1"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formula="of:=SQRT(8)" office:value-type="float" office:value="2.82842712474619">
            <text:p>2.83</text:p>
          </table:table-cell>
        </table:table-row>
        <table:table-row table:style-name="ro1">
          <table:table-cell table:formula="of:=[.A27]+1"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28]+1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29]+1"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SQRT(40)" office:value-type="float" office:value="6.32455532033676">
            <text:p>6.32</text:p>
          </table:table-cell>
        </table:table-row>
        <table:table-row table:style-name="ro1">
          <table:table-cell table:formula="of:=[.A30]+1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SQRT(8)" office:value-type="float" office:value="2.82842712474619">
            <text:p>2.83</text:p>
          </table:table-cell>
        </table:table-row>
        <table:table-row table:style-name="ro1">
          <table:table-cell table:formula="of:=[.A31]+1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32]+1"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[.A33]+1"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formula="of:=SQRT(20)" office:value-type="float" office:value="4.47213595499958">
            <text:p>4.47</text:p>
          </table:table-cell>
        </table:table-row>
        <table:table-row table:style-name="ro1">
          <table:table-cell table:formula="of:=[.A34]+1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5]+1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[.A36]+1"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37]+1"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table:formula="of:=SQRT(8)" office:value-type="float" office:value="2.82842712474619">
            <text:p>2.83</text:p>
          </table:table-cell>
        </table:table-row>
        <table:table-row table:style-name="ro1">
          <table:table-cell table:formula="of:=[.A38]+1"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  <table:table-cell table:formula="of:=SQRT(16^2+3^2)" office:value-type="float" office:value="16.2788205960997">
            <text:p>16.28</text:p>
          </table:table-cell>
        </table:table-row>
        <table:table-row table:style-name="ro1">
          <table:table-cell table:formula="of:=[.A39]+1"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formula="of:=[.A40]+1"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table:formula="of:=SQRT(42)" office:value-type="float" office:value="6.48074069840786">
            <text:p>6.48</text:p>
          </table:table-cell>
        </table:table-row>
        <table:table-row table:style-name="ro1">
          <table:table-cell table:formula="of:=[.A41]+1"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2]+1"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formula="of:=SQRT(2^2+4^2)" office:value-type="float" office:value="4.47213595499958">
            <text:p>4.47</text:p>
          </table:table-cell>
        </table:table-row>
        <table:table-row table:style-name="ro1">
          <table:table-cell table:formula="of:=[.A43]+1"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table:formula="of:=SQRT(20^2+2^2)" office:value-type="float" office:value="20.0997512422418">
            <text:p>20.1</text:p>
          </table:table-cell>
        </table:table-row>
        <table:table-row table:style-name="ro1">
          <table:table-cell table:number-columns-repeated="2"/>
          <table:table-cell office:value-type="string">
            <text:p>avg</text:p>
          </table:table-cell>
          <table:table-cell table:formula="of:=AVERAGE([.D25:.D44])" office:value-type="float" office:value="6.68482335574592">
            <text:p>6.68</text:p>
          </table:table-cell>
        </table:table-row>
      </table:table>
      <table:table table:name="Sheet3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142136">
            <text:p>14.1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.142136">
            <text:p>14.1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.142136">
            <text:p>14.1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.142136">
            <text:p>14.1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.142136">
            <text:p>14.1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.142136">
            <text:p>14.1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.142136">
            <text:p>14.1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.142136">
            <text:p>14.1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.142136">
            <text:p>14.1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4.142136">
            <text:p>14.1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  <table:table-cell>
            <draw:frame table:end-cell-address="Sheet3.I31" table:end-x="1.325cm" table:end-y="0.351cm" draw:z-index="0" draw:style-name="gr1" svg:width="7.999cm" svg:height="6.999cm" svg:x="0.101cm" svg:y="0.1cm">
              <draw:object draw:notify-on-update-of-ranges="Sheet3.E16:Sheet3.E16 Sheet3.E17:Sheet3.E16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21:.D40])"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.082763">
            <text:p>6.08</text:p>
          </table:table-cell>
          <table:table-cell table:formula="of:=AVERAGE([.D41:.D60])" office:value-type="float" office:value="5.91069165">
            <text:p>5.9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.082763">
            <text:p>6.0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.055385">
            <text:p>9.0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.082763">
            <text:p>6.0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.082763">
            <text:p>6.0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.082763">
            <text:p>6.0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.082763">
            <text:p>6.0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.082763">
            <text:p>6.0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.055385">
            <text:p>9.0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.082763">
            <text:p>6.0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123106">
            <text:p>4.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.123106">
            <text:p>4.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.486833">
            <text:p>9.4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.123106">
            <text:p>4.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.123106">
            <text:p>4.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.123106">
            <text:p>4.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.486833">
            <text:p>9.4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.123106">
            <text:p>4.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.123106">
            <text:p>4.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.605551">
            <text:p>3.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036923">
            <text:p>6.04</text:p>
          </table:table-cell>
          <table:table-cell table:formula="of:=AVERAGE([.D61:.D80])" office:value-type="float" office:value="4.6630344">
            <text:p>4.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.036923">
            <text:p>6.0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7.45356">
            <text:p>7.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399346">
            <text:p>3.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.036923">
            <text:p>6.0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.399346">
            <text:p>3.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.036923">
            <text:p>6.0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.036923">
            <text:p>6.0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.45356">
            <text:p>7.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.399346">
            <text:p>3.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.403701">
            <text:p>2.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.403701">
            <text:p>2.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.565905">
            <text:p>6.5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.403701">
            <text:p>2.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.403701">
            <text:p>2.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.403701">
            <text:p>2.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8.43274">
            <text:p>8.4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.403701">
            <text:p>2.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.403701">
            <text:p>2.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.146363">
            <text:p>6.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.522681">
            <text:p>5.52</text:p>
          </table:table-cell>
          <table:table-cell table:formula="of:=AVERAGE([.D81:.D100])" office:value-type="float" office:value="4.4537654">
            <text:p>4.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.522681">
            <text:p>5.5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.59017">
            <text:p>5.5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.535534">
            <text:p>3.5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.522681">
            <text:p>5.5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.535534">
            <text:p>3.5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.522681">
            <text:p>5.5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.522681">
            <text:p>5.5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.59017">
            <text:p>5.5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.031129">
            <text:p>4.0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.354102">
            <text:p>3.3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.354102">
            <text:p>3.3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.354102">
            <text:p>3.3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.354102">
            <text:p>3.3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.692582">
            <text:p>2.6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.59017">
            <text:p>5.5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.354102">
            <text:p>3.3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.354102">
            <text:p>3.3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.272002">
            <text:p>4.2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.01995">
            <text:p>4.02</text:p>
          </table:table-cell>
          <table:table-cell table:formula="of:=AVERAGE([.D101:.D120])" office:value-type="float" office:value="3.92146585">
            <text:p>3.9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.01995">
            <text:p>4.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418144">
            <text:p>4.4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01995">
            <text:p>4.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.01995">
            <text:p>4.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.01995">
            <text:p>4.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.01995">
            <text:p>4.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.01995">
            <text:p>4.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.418144">
            <text:p>4.4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.01995">
            <text:p>4.0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.1241">
            <text:p>3.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.1241">
            <text:p>3.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5.727128">
            <text:p>5.7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.1241">
            <text:p>3.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.1241">
            <text:p>3.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.773592">
            <text:p>3.7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5.011986">
            <text:p>5.0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.1241">
            <text:p>3.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.1241">
            <text:p>3.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.176123">
            <text:p>4.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.333333">
            <text:p>3.33</text:p>
          </table:table-cell>
          <table:table-cell table:formula="of:=AVERAGE([.D121:.D140])" office:value-type="float" office:value="3.56452895">
            <text:p>3.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333333">
            <text:p>3.3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346135">
            <text:p>4.3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.333333">
            <text:p>3.3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.333333">
            <text:p>3.3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3.333333">
            <text:p>3.3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.333333">
            <text:p>3.3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.333333">
            <text:p>3.3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.346135">
            <text:p>4.3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.333333">
            <text:p>3.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.073181">
            <text:p>3.0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.073181">
            <text:p>3.0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.346135">
            <text:p>4.3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.073181">
            <text:p>3.0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.073181">
            <text:p>3.0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.027682">
            <text:p>4.0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4.346135">
            <text:p>4.3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.073181">
            <text:p>3.0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.073181">
            <text:p>3.0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.772607">
            <text:p>4.7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.871393">
            <text:p>2.87</text:p>
          </table:table-cell>
          <table:table-cell table:formula="of:=AVERAGE([.D141:.D160])" office:value-type="float" office:value="3.6791695">
            <text:p>3.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871393">
            <text:p>2.8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.571429">
            <text:p>2.5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.871393">
            <text:p>2.8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.871393">
            <text:p>2.8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.871393">
            <text:p>2.8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2.871393">
            <text:p>2.8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.871393">
            <text:p>2.8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.571429">
            <text:p>2.5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.04061">
            <text:p>4.0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.090806">
            <text:p>4.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.090806">
            <text:p>4.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.150788">
            <text:p>5.1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.090806">
            <text:p>4.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.090806">
            <text:p>4.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.06287">
            <text:p>5.0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.12063">
            <text:p>4.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.090806">
            <text:p>4.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4.090806">
            <text:p>4.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.421047">
            <text:p>5.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table:formula="of:=AVERAGE([.D161:.D180])" office:value-type="float" office:value="3.28024385">
            <text:p>3.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.288237">
            <text:p>3.2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.288237">
            <text:p>3.2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579455">
            <text:p>3.5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.272002">
            <text:p>4.2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.272002">
            <text:p>4.2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.488625">
            <text:p>5.4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.272002">
            <text:p>4.2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.272002">
            <text:p>4.2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.153882">
            <text:p>5.1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.272002">
            <text:p>4.2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.272002">
            <text:p>4.2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.924429">
            <text:p>4.9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Z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5">2009/10/25</text:date>, <text:time>03:4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4T20:08:08</meta:creation-date>
    <dc:date>2009-10-25T03:43:09</dc:date>
    <meta:editing-duration>PT05H05M59S</meta:editing-duration>
    <meta:editing-cycles>1</meta:editing-cycles>
    <meta:document-statistic meta:table-count="3" meta:cell-count="6418" meta:object-count="1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legend chart:legend-position="end" svg:x="5.946cm" svg:y="3.218cm" chart:style-name="ch2"/>
        <chart:plot-area chart:style-name="ch3" table:cell-range-address="Sheet3.E16:Sheet3.E162" chart:data-source-has-labels="row" svg:x="0.16cm" svg:y="0.14cm" svg:width="5.627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17:Sheet3.E162" chart:label-cell-address="Sheet3.E16:Sheet3.E16" chart:class="chart:bar">
            <chart:data-point chart:repeated="1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3.E16:Sheet3.E16"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3.E17:Sheet3.E162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91069165">
                <text:p>5.910691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630344">
                <text:p>4.66303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4537654">
                <text:p>4.45376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92146585">
                <text:p>3.921465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6452895">
                <text:p>3.564528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791695">
                <text:p>3.67916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28024385">
                <text:p>3.280243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